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56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2.58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9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T1" style:family="text">
      <style:text-properties fo:color="#c9211e"/>
    </style:style>
    <style:style style:name="T2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2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it init</text:p>
          </table:table-cell>
          <table:table-cell office:value-type="string" calcext:value-type="string">
            <text:p>Khởi tạo repository mớ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t status</text:p>
          </table:table-cell>
          <table:table-cell office:value-type="string" calcext:value-type="string">
            <text:p>Kiểm tra trạng thá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t add .</text:p>
          </table:table-cell>
          <table:table-cell office:value-type="string" calcext:value-type="string">
            <text:p>Đưa các file <text:span text:style-name="T1">untracked</text:span> và <text:span text:style-name="T1">modified</text:span> vào vùng <text:span text:style-name="T1">staged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t restore --staged file_name</text:p>
          </table:table-cell>
          <table:table-cell office:value-type="string" calcext:value-type="string">
            <text:p>Restore file khỏi vùng stage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t commit -m “Tiêu đề ở đây”</text:p>
          </table:table-cell>
          <table:table-cell office:value-type="string" calcext:value-type="string">
            <text:p>Đưa các file trong vùng <text:span text:style-name="T1">staged</text:span> vào <text:span text:style-name="T1">repository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t diff <text:span text:style-name="T1">hash_1</text:span> <text:span text:style-name="T1">hash_2</text:span></text:p>
          </table:table-cell>
          <table:table-cell office:value-type="string" calcext:value-type="string">
            <text:p>So sánh 2 phiên bả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t log/git log –oneline</text:p>
          </table:table-cell>
          <table:table-cell office:value-type="string" calcext:value-type="string">
            <text:p>Kiểm tra nhật ký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it checkout HASH file_name</text:p>
          </table:table-cell>
          <table:table-cell office:value-type="string" calcext:value-type="string">
            <text:p>Phục hồi file “file_name” từ phiên bản HASH</text:p>
          </table:table-cell>
          <table:table-cell office:value-type="string" calcext:value-type="string">
            <text:p> + git checkout file_name: Phục hồi từ staged (nếu có) hoặc từ <text:span text:style-name="T1">commit cuối</text:span></text:p>
            <text:p><text:span text:style-name="T2">+ Phục hồi nhiều file: git checkout – *.extension</text:span>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1T14:13:38.500003574</meta:creation-date>
    <meta:generator>LibreOffice/6.4.7.2$Linux_X86_64 LibreOffice_project/40$Build-2</meta:generator>
    <dc:date>2022-05-21T14:27:30.019954163</dc:date>
    <meta:editing-duration>PT2M54S</meta:editing-duration>
    <meta:editing-cycles>1</meta:editing-cycles>
    <meta:document-statistic meta:table-count="1" meta:cell-count="17" meta:object-count="0"/>
  </office:meta>
</office:document-meta>
</file>